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2d3" officeooo:paragraph-rsid="000dd2d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c043c" officeooo:paragraph-rsid="002c043c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b0ad" officeooo:paragraph-rsid="000fb0a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4a39" officeooo:paragraph-rsid="00104a39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12254f" officeooo:paragraph-rsid="0012254f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2d7a6" officeooo:paragraph-rsid="0012d7a6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17dcf6" officeooo:paragraph-rsid="0017dcf6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1b7939" officeooo:paragraph-rsid="001b7939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ebe06" officeooo:paragraph-rsid="001ebe06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fb800" officeooo:paragraph-rsid="001fb800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21144a" officeooo:paragraph-rsid="0021144a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241d9a" officeooo:paragraph-rsid="00241d9a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27140b" officeooo:paragraph-rsid="0027140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274968" officeooo:paragraph-rsid="00274968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7bb4e" officeooo:paragraph-rsid="0027bb4e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168f3e" officeooo:paragraph-rsid="00168f3e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17dcf6" officeooo:paragraph-rsid="0017dcf6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2a2af6" officeooo:paragraph-rsid="002a2af6" style:font-weight-asian="normal" style:font-weight-complex="normal"/>
    </style:style>
    <style:style style:name="T1" style:family="text">
      <style:text-properties officeooo:rsid="0011d80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ab8f" style:font-weight-asian="normal" style:font-weight-complex="normal"/>
    </style:style>
    <style:style style:name="T4" style:family="text">
      <style:text-properties fo:font-weight="normal" officeooo:rsid="001d1c5f" style:font-weight-asian="normal" style:font-weight-complex="normal"/>
    </style:style>
    <style:style style:name="T5" style:family="text">
      <style:text-properties officeooo:rsid="001f311e"/>
    </style:style>
    <style:style style:name="T6" style:family="text">
      <style:text-properties officeooo:rsid="002899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11</text:p>
      <text:p text:style-name="P1"/>
      <text:p text:style-name="P2">Make sure to review this stuff because I was really tired this day </text:p>
      <text:p text:style-name="P1"/>
      <text:list xml:id="list91096852" text:style-name="L1">
        <text:list-item>
          <text:p text:style-name="P3">Radially symmetrical animals have a nerve net, a web-like system of interconnected neurons extending throughout the body </text:p>
        </text:list-item>
        <text:list-item>
          <text:p text:style-name="P4">Humans have 12 pairs of cranial nerves that lead to the brain and 31 pairs of spinal nerves <text:span text:style-name="T1">emerging</text:span> from the spinal cord </text:p>
        </text:list-item>
        <text:list-item>
          <text:p text:style-name="P5">Know that there aren’t many nerves in the brain/spinal cord connecting these to the nerves in the peripheral system </text:p>
        </text:list-item>
        <text:list-item>
          <text:p text:style-name="P6">Make sure to look over the chart for stimuli → response</text:p>
          <text:list>
            <text:list-item>
              <text:p text:style-name="P16">Parasympathetic </text:p>
              <text:list>
                <text:list-item>
                  <text:p text:style-name="P16">“Rest and digest”</text:p>
                </text:list-item>
                <text:list-item>
                  <text:p text:style-name="P17">Primes body for activities that gain and conserve energy </text:p>
                </text:list-item>
              </text:list>
            </text:list-item>
            <text:list-item>
              <text:p text:style-name="P16">Sympathetic </text:p>
              <text:list>
                <text:list-item>
                  <text:p text:style-name="P16">“Fight or flight”</text:p>
                </text:list-item>
                <text:list-item>
                  <text:p text:style-name="P17">Prepares body for intense, energy-consuming activities </text:p>
                </text:list-item>
              </text:list>
            </text:list-item>
            <text:list-item>
              <text:p text:style-name="P7"><text:span text:style-name="T2">Sympathetic and parasympathetic and ant</text:span><text:span text:style-name="T3">a</text:span><text:span text:style-name="T2">gonistic </text:span></text:p>
            </text:list-item>
            <text:list-item>
              <text:p text:style-name="P17">Enteric </text:p>
              <text:list>
                <text:list-item>
                  <text:p text:style-name="P17">Control of digestive system </text:p>
                </text:list-item>
              </text:list>
            </text:list-item>
          </text:list>
        </text:list-item>
        <text:list-item>
          <text:p text:style-name="P8"><text:span text:style-name="T2">Some times parasympathetic </text:span><text:span text:style-name="T4">responses</text:span><text:span text:style-name="T2"> correspond with enteric responses </text:span></text:p>
        </text:list-item>
        <text:list-item>
          <text:p text:style-name="P9">Have questions on the exam about what kind of nervous system <text:span text:style-name="T5">response </text:span>it is </text:p>
          <text:list>
            <text:list-item>
              <text:p text:style-name="P10">Motor response vs autonomic (involuntary) </text:p>
            </text:list-item>
          </text:list>
        </text:list-item>
        <text:list-item>
          <text:p text:style-name="P11">Make sure to know the brain structure diagram from handout </text:p>
        </text:list-item>
        <text:list-item>
          <text:p text:style-name="P12">Look up something about the cerebral hemispheres</text:p>
        </text:list-item>
        <text:list-item>
          <text:p text:style-name="P13">Should be able to identify each one of the major lobes and at least one function of each of the lobes </text:p>
          <text:list>
            <text:list-item>
              <text:p text:style-name="P14">Really, know all of the functions for each of the lobes </text:p>
            </text:list-item>
            <text:list-item>
              <text:p text:style-name="P15">Parietal, <text:span text:style-name="T6">frontal, occipital, and temporal </text:span></text:p>
            </text:list-item>
          </text:list>
        </text:list-item>
        <text:list-item>
          <text:p text:style-name="P18">Limbic system is involved in emotions, motivation, and memor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9:38:01.743116723</meta:creation-date>
    <dc:date>2018-02-27T10:47:05.268657871</dc:date>
    <meta:editing-duration>PT1H8M50S</meta:editing-duration>
    <meta:editing-cycles>29</meta:editing-cycles>
    <meta:generator>LibreOffice/6.0.1.1$Linux_X86_64 LibreOffice_project/00m0$Build-1</meta:generator>
    <meta:document-statistic meta:table-count="0" meta:image-count="0" meta:object-count="0" meta:page-count="1" meta:paragraph-count="24" meta:word-count="233" meta:character-count="1353" meta:non-whitespace-character-count="1146"/>
  </office:meta>
</office:document-meta>
</file>